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01. Remarques préliminaires</text:p>
      <text:p text:style-name="Standard">Démarrer avec SuperCollider</text:p>
      <text:p text:style-name="Standard">Voir aussi : 00. Premiers pas avec SC</text:p>
      <text:p text:style-name="Standard">Le texte suivant est destiné à servir d'introduction à SuperCollider 3, un langage orienté objet pour la synthèse sonore et le traitement numérique du signal (DSP). Ce tutoriel ne présuppose pas de connaissances en informatique, mais suppose une familiarité de base avec votre ordinateur et son système d'exploitation, ainsi qu'une connaissance de base de l'acoustique et de l'audio numérique. (Je suppose ici que des mots comme fréquence et échantillon ne prêteront pas à confusion).</text:p>
      <text:p text:style-name="Standard"/>
      <text:p text:style-name="Standard">Le tutoriel est écrit du point de vue de macOS, mais une grande partie devrait s'appliquer à Linux et Windows également. Les parties qui diffèrent spécifiquement ont principalement trait aux aspects de l'interface utilisateur graphique (GUI).</text:p>
      <text:p text:style-name="Standard"/>
      <text:p text:style-name="Standard">Je dois reconnaître que ce tutoriel n'a été rédigé par moi que dans un sens limité. Pour le rédiger, je me suis librement inspiré de la documentation générale, qui a été rédigée par un certain nombre de personnes. Ce document n'a pas pour but de remplacer ces sources (souvent plus détaillées) et renvoie constamment le lecteur à celles-ci pour de plus amples informations.</text:p>
      <text:p text:style-name="Standard"/>
      <text:p text:style-name="Standard">Une liste complète des personnes ayant contribué à SuperCollider et à sa documentation peut être consultée à l'adresse suivante :</text:p>
      <text:p text:style-name="Standard"/>
      <text:p text:style-name="P1">https://supercollider.github.io</text:p>
      <text:p text:style-name="Standard"/>
      <text:p text:style-name="Standard">Combinaisons de touches</text:p>
      <text:p text:style-name="Standard">Dans ce texte, vous verrez des expressions telles que "Ctrl-Enter" et "Cmd-Enter". Il s'agit de combinaisons de touches. Elles signifient : maintenez la première touche enfoncée, puis appuyez sur la deuxième touche (tout en maintenant la première enfoncée).</text:p>
      <text:p text:style-name="Standard"/>
      <text:p text:style-name="Standard">Par exemple, "Ctrl-Enter" est une combinaison de touches : "Ctrl-Enter" est une combinaison de la touche "Ctrl" et de la touche "Enter". Cela signifie : appuyez sur la touche "Ctrl" et maintenez-la enfoncée, puis, tout en maintenant la touche "Ctrl" enfoncée, appuyez sur la touche "Entrée". Une fois les deux touches enfoncées en même temps, vous pouvez les relâcher.</text:p>
      <text:p text:style-name="Standard"/>
      <text:p text:style-name="Standard">"Ctrl" est une touche que l'on trouve sur la plupart des ordinateurs Windows et Linux. Les ordinateurs Mac ont une touche "Ctrl", mais lorsque plusieurs combinaisons de touches sont données pour la même instruction, celle qui commence par "Cmd" est destinée aux utilisateurs Mac. "Cmd" est l'abréviation de "command" et correspond à la touche portant le symbole "⌘".</text:p>
      <text:p text:style-name="Standard"/>
      <text:p text:style-name="Standard">Pour les combinaisons de touches comprenant 3 touches ou plus, maintenez toutes les touches enfoncées sauf la dernière, puis appuyez sur la dernière touche. Par exemple, "Ctrl-Shift-P" signifie qu'il faut d'abord maintenir enfoncées les touches "Ctrl" et "Shift", puis appuyer sur la touche "P" tout en maintenant "Ctrl" et "Shift" enfoncées.</text:p>
      <text:p text:style-name="Standard"/>
      <text:p text:style-name="Standard">Liens</text:p>
      <text:p text:style-name="Standard">Dans le texte, et à la fin de chaque section, il peut y avoir une liste de liens vers d'autres documents, qui ressemblera à ceci :</text:p>
      <text:p text:style-name="Standard"/>
      <text:p text:style-name="Standard">Voir aussi : 01. Remarques introductives : Liens</text:p>
      <text:p text:style-name="Standard"/>
      <text:p text:style-name="Standard">La plupart de ces liens sont destinés à développer ce que vous venez de lire, mais certains vous orientent simplement vers d'autres informations dont vous aurez probablement besoin à l'avenir. Certains des documents liés sont rédigés dans un langage assez technique et peuvent reproduire des <text:soft-page-break/>informations présentées dans ce didacticiel sous une forme plus informelle. Ils sont souvent conçus comme des documents de référence pour les personnes déjà familiarisées avec SC, ne vous inquiétez donc pas si tout ce qu'ils contiennent n'est pas immédiatement compréhensible. Il n'est pas nécessaire de les avoir vus et/ou compris pour continuer ce tutoriel.</text:p>
      <text:p text:style-name="Standard"/>
      <text:p text:style-name="Standard">Exemples de code</text:p>
      <text:p text:style-name="Standard">Les exemples de code dans le texte sont dans une police différente :</text:p>
      <text:p text:style-name="Standard">￼</text:p>
      <text:p text:style-name="Standard"/>
      <text:p text:style-name="Standard">{<text:span text:style-name="T1">[SinOsc.ar(440, 0, 0.2), SinOsc.ar(442, 0, 0.2)] }.play ;</text:span></text:p>
      <text:p text:style-name="Standard"/>
      <text:p text:style-name="Standard">Il s'agit d'une convention courante dans la documentation des langages informatiques, qui est suivie tout au long de la documentation de SC. Les différentes couleurs que vous verrez dans le code ne servent qu'à rendre les choses plus claires et n'ont aucun effet sur ce que fait le code.</text:p>
      <text:p text:style-name="Standard"/>
      <text:p text:style-name="Standard">Nous vous encourageons à copier les exemples de code dans une autre fenêtre et à vous amuser à les modifier. C'est une façon traditionnelle d'apprendre un nouveau langage informatique ! SC vous permettra de modifier les documents originaux du didacticiel, mais si vous le faites, veillez à ne pas les sauvegarder (par exemple si on vous le demande lorsque vous les fermez). Il est plus sûr de copier les choses dans un nouveau document avant de les modifier.</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3T21:43:12.836000000</meta:creation-date>
    <dc:date>2023-12-13T21:45:50.584000000</dc:date>
    <meta:editing-duration>PT2M39S</meta:editing-duration>
    <meta:editing-cycles>1</meta:editing-cycles>
    <meta:document-statistic meta:table-count="0" meta:image-count="0" meta:object-count="0" meta:page-count="2" meta:paragraph-count="23" meta:word-count="703" meta:character-count="4428" meta:non-whitespace-character-count="3748"/>
    <meta:generator>LibreOffice/7.6.2.1$Windows_X86_64 LibreOffice_project/56f7684011345957bbf33a7ee678afaf4d2ba333</meta:generator>
  </office:meta>
</office:document-meta>
</file>